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Preformatted_20_Text">
      <style:text-properties officeooo:rsid="001bead6" officeooo:paragraph-rsid="001bead6"/>
    </style:style>
    <style:style style:name="P2" style:family="paragraph" style:parent-style-name="Preformatted_20_Text">
      <style:text-properties officeooo:rsid="001bead6" officeooo:paragraph-rsid="001ecec1"/>
    </style:style>
    <style:style style:name="P3" style:family="paragraph" style:parent-style-name="Preformatted_20_Text">
      <style:text-properties officeooo:rsid="001bead6" officeooo:paragraph-rsid="00213543"/>
    </style:style>
    <style:style style:name="P4" style:family="paragraph" style:parent-style-name="Preformatted_20_Text">
      <style:text-properties officeooo:rsid="001f6030" officeooo:paragraph-rsid="001f6030"/>
    </style:style>
    <style:style style:name="P5" style:family="paragraph" style:parent-style-name="Preformatted_20_Text">
      <style:text-properties officeooo:rsid="001fa44d" officeooo:paragraph-rsid="001fa44d"/>
    </style:style>
    <style:style style:name="P6" style:family="paragraph" style:parent-style-name="Preformatted_20_Text">
      <style:text-properties officeooo:rsid="00213543" officeooo:paragraph-rsid="00213543"/>
    </style:style>
    <style:style style:name="T1" style:family="text">
      <style:text-properties officeooo:rsid="001cddcc"/>
    </style:style>
    <style:style style:name="T2" style:family="text">
      <style:text-properties officeooo:rsid="001ec1ea"/>
    </style:style>
    <style:style style:name="T3" style:family="text">
      <style:text-properties officeooo:rsid="001fa44d"/>
    </style:style>
    <style:style style:name="T4" style:family="text">
      <style:text-properties officeooo:rsid="0021354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is of Algorithms: </text:p>
      <text:p text:style-name="P1">Eddie Quebrado </text:p>
      <text:p text:style-name="P1">CS 221-2 </text:p>
      <text:p text:style-name="P1"></text:p>
      <text:p text:style-name="P1">Defend all answers based on specific references to the code. Do not count return statements or initialization of method arguments. You are strongly encouraged to walk through algorithms in the debugger and to add statement-counting code to given methods to test and refine your analysis. </text:p>
      <text:p text:style-name="P1">------------------------------------------------------------------------</text:p>
      <text:p text:style-name="P1">Algorithm: find() </text:p>
      <text:p text:style-name="P1">------------------------------------------------------------------------</text:p>
      <text:p text:style-name="P1">Minimum Statements. How many statements would be executed in a call to find() when the array size is zero (n == 0)? </text:p>
      <text:p text:style-name="P1"></text:p>
      <text:p text:style-name="P1"><text:tab/>The minimum amount of statements executed if the array size is zero is two. The first statement would be the initialization of the variable 'i', the next statement is the condition <text:span text:style-name="T2">statement</text:span>. Since the array size is zero the condition <text:span text:style-name="T2">statement</text:span> would evaluate to false, skipping the execution and returning a -1 value. </text:p>
      <text:p text:style-name="P1"></text:p>
      <text:p text:style-name="P1">Best Case Scenario. Under what conditions would the minimum number of statements be executed for an array where n is large? Where would the target element be located in the array? What is the growth function under these conditions? </text:p>
      <text:p text:style-name="P1"></text:p>
      <text:p text:style-name="P1"><text:tab/>The best case scenario would be a scenario where the array has a size greater than zero, and the target element is in the first index. The minimum number of statements under these conditions would be three statements. The first statement would be the initialization of 'i', then the conditional , but unlike the previous scenario the conditional <text:s/>will evaluate to true this time since the size of the array is greater than zero. The next statement to be executed would be the if-then conditional , this statement will always be executed regardless if the target element is in the array or isn't in the array. Assuming the target element is in the array the location of this element would be the first index of the array. The growth function under these conditions would be 2 + n(1). </text:p>
      <text:p text:style-name="P1"></text:p>
      <text:p text:style-name="P1">Worst Case Scenario. Under what conditions would the maximum number of statements be executed for an array where n is large? Where would the target element be located? What is the growth function under these conditions? </text:p>
      <text:p text:style-name="P1"></text:p>
      <text:p text:style-name="P1"><text:tab/>The worst case scenario would be the scenario where the array has a size greater than zero, and the target element is in the last index of the array. The maximum number of statements under these conditions would depend on the size of the array. The executed statements would start with the initialization of 'i' in the for-loop then the conditional . Inside the loop there is a if-then conditional , since the target element would be in the last index of the array the first <text:s/>would not pass. The next statement in the for-loop to be executed includes the variable ‘i’ increments up and the for-loop conditional <text:s/>again. The for-loop would repeat this pattern until the target element is found. <text:s/>The growth function under these conditions would be: 3n </text:p>
      <text:p text:style-name="P1"></text:p>
      <text:p text:style-name="P1">Expected Average Case Scenario. Assuming a random array of unique elements and the target element is in the array, where would a target element be located on average? What is the expected average number of statements (the expected growth function) for a call to find()? </text:p>
      <text:p text:style-name="P1"><text:tab/> </text:p>
      <text:p text:style-name="P1"><text:tab/>In the expected average case scenario we can assume that an array has random elements and the target element is in the array. Since we are trying to find the average location of the target element the element would then be located towards the middle of the array. The maximum number of statements of the expected average <text:soft-page-break/>can be found by total statements in the worst case scenario and halving that which would give the average. The growth function under these conditions would be: 3n/2 </text:p>
      <text:p text:style-name="P1">: </text:p>
      <text:p text:style-name="P1">What is the run time order (big-O) of find() based on the above growth functions? </text:p>
      <text:p text:style-name="P1"></text:p>
      <text:p text:style-name="P1"><text:tab/>After analyzing the scenarios we can find a trend of 'n' being the largest term so the (big-O) would be O(n). </text:p>
      <text:p text:style-name="P1">: </text:p>
      <text:p text:style-name="P1">------------------------------------------------------------------------</text:p>
      <text:p text:style-name="P1">Algorithm: replaceAll() </text:p>
      <text:p text:style-name="P1">------------------------------------------------------------------------</text:p>
      <text:p text:style-name="P1">Minimum Statements. How many statements would be executed in a call to replaceAll() when the array size is zero (n == 0)? </text:p>
      <text:p text:style-name="P1"></text:p>
      <text:p text:style-name="P1"><text:tab/>If the array size is zero then the amount of statements executed in replaceAll() is three. The first find() method called would execute a total of two statements and will return an index value of -1. The next statement to be executed will then be the while-loop conditional <text:s/>it will only pass if index size is greater than -1, but in this scenario the index value is -1 so the conditional <text:s/>won't pass.</text:p>
      <text:p text:style-name="P1"></text:p>
      <text:p text:style-name="P1">Best Case Scenario. Under what conditions would the minimum number of statements be executed for an array where n is large? How many occurrences of the oldValue element would be in the array? Where would it/they be located in the array? What is the growth function under these conditions?</text:p>
      <text:p text:style-name="P1"></text:p>
      <text:p text:style-name="P1"><text:tab/>Best case scenario is when the array size is equal to one with the target element being in the first index, and there are no duplicate elements in the array. The total amount of statements executed begins with the first calling of the find() method. The amount of executed statements increases to three and the index of the target element is 0. Since 0 &gt; -1 the while-loop conditional <text:s/>passes increasing the amount of executed statements up to four. Inside the loop the method is replacing the oldValue at 0 with a newValue which then increases the statements to five. Now, find() is called a second time to find any oldValue duplicates and replace them with the newValue, but since the oldValue has already been replaced and this is the best case scenario the total amount of statements executed increases by 5. The final statement executed is the while-loop conditional <text:s/>which brings the total amount of executed statements up to 11. The growth function under these conditions is: 3n^2+5n+3.</text:p>
      <text:p text:style-name="P1"></text:p>
      <text:p text:style-name="P1">Worst Case Scenario. Assuming newValue and oldValue are not equal, under what conditions would the maximum number of statements be executed for an array where n is large? How many occurrences of oldValue are in the array? Where would it/they be located? What is the growth function under these conditions? </text:p>
      <text:p text:style-name="P1"></text:p>
      <text:p text:style-name="P1"><text:tab/>Worst case scenario is when the target element we are trying to replace is in all of the indexes of an array greater than 1, in my case I will use an array with the size of two. The first statements to execute will be the first calling of the find() method, 3 statements will execute and the returned index of the oldValue will be 0. The next statement to execute will be the while-loop conditional <text:s/>increasing the statements executed to 4. Inside the loop we replace the oldValue at index 0 with a newValue, this increases the statements to 5. Now find() is called a second time to <text:s/>if there are any oldValues that can be replaced, in this case there are. The find method will execute 2 more statements then enter the for-loop and will repeat until the oldValue is found in the last index. Now our total executed statements jumps from 5 to 21. The last executed statement will then be the while-loop conditional . The growth function under these conditions is: </text:p>
      <text:p text:style-name="P1">3n^2+3n+3</text:p>
      <text:p text:style-name="P1"></text:p>
      <text:p text:style-name="P1">Expected Average Case Scenario. Assuming a random array of unique elements and <text:soft-page-break/>oldValue is a value in the array, what is the average number of statements (the expected growth function) for a call to replaceAll()? </text:p>
      <text:p text:style-name="P1"></text:p>
      <text:p text:style-name="P1"><text:tab/>Assuming the array is populated by random elements and we are trying to find the average number of statements executed it is almost impossible to find the exact number of executed statements to find and replace the target element. But, we have found the worst case scenarios growth function what we can do is assume the element is going to be in the middle. So the average number of statements should be half of the worse case scenario. The growth function under these conditions is: (3n^2)/2+(3n)/2+3</text:p>
      <text:p text:style-name="P1"></text:p>
      <text:p text:style-name="P1">What is the runtime order (big-O) of replaceAll() based on the above growth functions? </text:p>
      <text:p text:style-name="P1"></text:p>
      <text:p text:style-name="P1"><text:tab/>The <text:span text:style-name="T1">runtime</text:span> order is O(n^2), this is based off the above growth functions.</text:p>
      <text:p text:style-name="P1"></text:p>
      <text:p text:style-name="P1">------------------------------------------------------------------------</text:p>
      <text:p text:style-name="P1">Algorithm: sortIt() </text:p>
      <text:p text:style-name="P1">------------------------------------------------------------------------</text:p>
      <text:p text:style-name="P1">Minimum Statements. How many statements would be executed in a call to sortIt() when the array size is zero (n == 0) or one (n == 1)? </text:p>
      <text:p text:style-name="P1"></text:p>
      <text:p text:style-name="P1"><text:tab/>When the array size is zero the amount of statements executed will be the initialization of 'i' and then the for-loop condition <text:span text:style-name="T2">statement</text:span>, so only two. When the array size is one the amount of statements executed will be the same as if the array size is zero. This happens because the size of the array is 1, and for the for-loop conditional <text:s/>to pass the array size would need to be greater than 1, which it is not.</text:p>
      <text:p text:style-name="P1"></text:p>
      <text:p text:style-name="P1">Best Case Scenario. Under what conditions would the minimum number of statements be executed for an array where n is large? Would the algorithm execute a different number of statements if the elements in the array were already in sorted order? Reverse order? Random order? All the same? What is the growth function under the best case conditions? </text:p>
      <text:p text:style-name="P1"/>
      <text:p text:style-name="P2"><text:tab/> <text:span text:style-name="T1">The best case scenario is when either the elements in the array are in ascending order or all the same elements. The first statements to be executed will be the initialization of “next” and the for-loop condition statement. Within the for-loop the first statement to execute is assigning “value” to the element located at index 1 then assigning “index” to whatever value the variable “next” is. Since this is the best case scenario the while-loop will always equate to false, so the statements within the loop will never be executed. After the loop 3 statements execute: array[next] = value;, “i” increments up, and finally the for-loop condition statement. The growth function under these conditions is: 2+(n-1)(6)</text:span></text:p>
      <text:p text:style-name="P4"/>
      <text:p text:style-name="P4">Yes the algorithm would execute differently for reverse order and random order <text:span text:style-name="T3">because the while-loop condition statement could pass or fail.</text:span></text:p>
      <text:p text:style-name="P1"></text:p>
      <text:p text:style-name="P1">Worst Case Scenario. Under what conditions would the maximum number of statements be executed for an array where n is large? (Already in some kind of sorted order? Duplicates?) What is the growth function under the worst case conditions? </text:p>
      <text:p text:style-name="P1"/>
      <text:p text:style-name="P5"><text:tab/>The worst case scenario is when the elements are all random and duplicate elements are within the array. The first statements to execute are the initialization of “next” and the for-loop condition statement. Within the for-loop the statements executed are the same as the best case scenario up to the while-loop. In the worst case scenario this will always to true and the three statements within the loop will execute until the condition statement fails. Then the 3 statements execute: array[next] = value;, “i” increments up, and finally the for-<text:soft-page-break/>loop condition statement. The growth function under these conditions is: 2+(n-1)(3+(n-2)+3)</text:p>
      <text:p text:style-name="P1"></text:p>
      <text:p text:style-name="P1">Expected Average Case Scenario. Assuming a random array of unique elements, what is the expected average number of statements (the expected growth function) for a call to sortIt()? </text:p>
      <text:p text:style-name="P1"/>
      <text:p text:style-name="P1"><text:tab/><text:span text:style-name="T4">Assuming a random array of unique elements the expected average number of statements for a call to sortIt() the while-loop would be true about half the time compared to the worst case scenario.</text:span></text:p>
      <text:p text:style-name="P6">The growth function under these conditions is 2+(n-1)(3+(n-2)/2+3).</text:p>
      <text:p text:style-name="P1"></text:p>
      <text:p text:style-name="P3">What is the runtime order (big-O) of sortIt() based on the above growth functions?</text:p>
      <text:p text:style-name="P3"><text:span text:style-name="T4">The runtime order of sortIt() would be O(n^2).</text:span> </text:p>
      <text:p text:style-name="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28T13:28:35.292234326</dc:date>
    <meta:editing-duration>PT49S</meta:editing-duration>
    <meta:editing-cycles>1</meta:editing-cycles>
    <meta:document-statistic meta:table-count="0" meta:image-count="0" meta:object-count="0" meta:page-count="4" meta:paragraph-count="73" meta:word-count="1869" meta:character-count="11513" meta:non-whitespace-character-count="9569"/>
    <meta:generator>LibreOffice/5.3.6.1$Linux_X86_64 LibreOffice_project/30$Build-1</meta:generator>
  </office:meta>
</office:document-meta>
</file>